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" svg:font-family="Cour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55cm" fo:min-width="7.1cm"/>
    </style:style>
    <style:style style:name="gr2" style:family="graphic">
      <style:graphic-properties style:protect="size"/>
    </style:style>
    <style:style style:name="pr1" style:family="presentation" style:parent-style-name="tablord-title">
      <style:graphic-properties draw:auto-grow-height="true" fo:min-height="1.4cm"/>
    </style:style>
    <style:style style:name="pr2" style:family="presentation" style:parent-style-name="tablo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ablord" presentation:presentation-page-layout-name="AL1T19">
        <draw:frame presentation:style-name="pr1" draw:layer="layout" svg:width="22.2cm" svg:height="1.4cm" svg:x="1.4cm" svg:y="0.8cm" presentation:class="title">
          <draw:text-box>
            <text:p>WordCloud</text:p>
          </draw:text-box>
        </draw:frame>
        <draw:custom-shape draw:style-name="gr1" draw:text-style-name="P1" draw:layer="layout" svg:width="7.6cm" svg:height="7.8cm" svg:x="2cm" svg:y="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" svg:font-family="Cour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ord-background" style:family="presentation">
      <style:graphic-properties draw:stroke="none" draw:fill="none"/>
      <style:text-properties style:letter-kerning="true"/>
    </style:style>
    <style:style style:name="tablo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o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ord-outline1" style:family="presentation">
      <style:graphic-properties draw:stroke="none" draw:fill="none" draw:auto-grow-height="false" draw:fit-to-size="shrink-to-fit">
        <text:list-style style:name="tablo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ord-outline2" style:family="presentation" style:parent-style-name="tablord-outline1">
      <style:paragraph-properties fo:margin-top="0.4cm" fo:margin-bottom="0cm"/>
      <style:text-properties fo:font-size="28pt" style:font-size-asian="28pt" style:font-size-complex="28pt"/>
    </style:style>
    <style:style style:name="tablord-outline3" style:family="presentation" style:parent-style-name="tablord-outline2">
      <style:paragraph-properties fo:margin-top="0.3cm" fo:margin-bottom="0cm"/>
      <style:text-properties fo:font-size="24pt" style:font-size-asian="24pt" style:font-size-complex="24pt"/>
    </style:style>
    <style:style style:name="tablord-outline4" style:family="presentation" style:parent-style-name="tablord-outline3">
      <style:paragraph-properties fo:margin-top="0.2cm" fo:margin-bottom="0cm"/>
      <style:text-properties fo:font-size="20pt" style:font-size-asian="20pt" style:font-size-complex="20pt"/>
    </style:style>
    <style:style style:name="tablord-outline5" style:family="presentation" style:parent-style-name="tablord-outline4">
      <style:paragraph-properties fo:margin-top="0.1cm" fo:margin-bottom="0cm"/>
      <style:text-properties fo:font-size="20pt" style:font-size-asian="20pt" style:font-size-complex="20pt"/>
    </style:style>
    <style:style style:name="tablord-outline6" style:family="presentation" style:parent-style-name="tablord-outline5">
      <style:paragraph-properties fo:margin-top="0.1cm" fo:margin-bottom="0cm"/>
      <style:text-properties fo:font-size="20pt" style:font-size-asian="20pt" style:font-size-complex="20pt"/>
    </style:style>
    <style:style style:name="tablord-outline7" style:family="presentation" style:parent-style-name="tablord-outline6">
      <style:paragraph-properties fo:margin-top="0.1cm" fo:margin-bottom="0cm"/>
      <style:text-properties fo:font-size="20pt" style:font-size-asian="20pt" style:font-size-complex="20pt"/>
    </style:style>
    <style:style style:name="tablord-outline8" style:family="presentation" style:parent-style-name="tablord-outline7">
      <style:paragraph-properties fo:margin-top="0.1cm" fo:margin-bottom="0cm"/>
      <style:text-properties fo:font-size="20pt" style:font-size-asian="20pt" style:font-size-complex="20pt"/>
    </style:style>
    <style:style style:name="tablord-outline9" style:family="presentation" style:parent-style-name="tablord-outline8">
      <style:paragraph-properties fo:margin-top="0.1cm" fo:margin-bottom="0cm"/>
      <style:text-properties fo:font-size="20pt" style:font-size-asian="20pt" style:font-size-complex="20pt"/>
    </style:style>
    <style:style style:name="tablord-subtitle" style:family="presentation">
      <style:graphic-properties draw:stroke="none" draw:fill="none" draw:textarea-vertical-align="middle">
        <text:list-style style:name="tablo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ord-title" style:family="presentation">
      <style:graphic-properties draw:stroke="none" draw:fill="gradient" draw:textarea-vertical-align="middle">
        <text:list-style style:name="tablo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ablo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tablord-backgroundobjects">
      <style:graphic-properties draw:stroke="none" draw:fill-color="#23b8dc" draw:textarea-vertical-align="middle" draw:auto-grow-height="false" fo:min-height="1.4cm" fo:min-width="3cm"/>
    </style:style>
    <style:style style:name="Mpr3" style:family="presentation" style:parent-style-name="tablo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ablo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3b8dc"/>
      <style:paragraph-properties fo:text-align="center"/>
      <style:text-properties style:font-name="Courier New" fo:font-size="12pt" style:font-size-asian="12pt" style:font-size-complex="12pt"/>
    </style:style>
    <style:style style:name="MT1" style:family="text">
      <style:text-properties style:font-name="Courier New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ablord" style:page-layout-name="PM1" draw:style-name="Mdp1">
      <draw:frame presentation:style-name="tablord-title" draw:layer="backgroundobjects" svg:width="22.2cm" svg:height="1.4cm" svg:x="1.4cm" svg:y="0.8cm" presentation:class="title" presentation:placeholder="true">
        <draw:text-box/>
      </draw:frame>
      <draw:frame presentation:style-name="tablord-outline1" draw:layer="backgroundobjects" svg:width="25.199cm" svg:height="16cm" svg:x="1.4cm" svg:y="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draw:custom-shape presentation:style-name="Mpr2" draw:text-style-name="MP8" draw:layer="backgroundobjects" svg:width="3cm" svg:height="1.4cm" svg:x="23.6cm" svg:y="0.8cm">
        <text:p text:style-name="MP7"><text:span text:style-name="MT1"><text:a xlink:href="http://www.tablord.com/" xlink:type="simple">tablord.com</text:a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ablord-title" draw:layer="backgroundobjects" svg:width="14.848cm" svg:height="11.136cm" svg:x="3.075cm" svg:y="2.257cm" presentation:class="page"/>
        <draw:frame presentation:style-name="tablo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3:33:45.312000000</meta:creation-date>
    <dc:date>2018-10-07T13:47:56.075000000</dc:date>
    <meta:editing-duration>PT14M10S</meta:editing-duration>
    <meta:editing-cycles>3</meta:editing-cycles>
    <meta:generator>LibreOffice/5.1.5.2$Windows_x86 LibreOffice_project/7a864d8825610a8c07cfc3bc01dd4fce6a9447e5</meta:generator>
    <meta:document-statistic meta:object-count="26"/>
  </office:meta>
</office:document-meta>
</file>